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6638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Setu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>
          <table:table-cell table:style-name="ce5"/>
          <table:table-cell table:style-name="ce9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5"/>
          <table:table-cell table:style-name="ce9"/>
          <table:table-cell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Combat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06/26/2010</text:date>, <text:time>22:4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26T22:40:13</dc:date>
    <dc:language>fr-FR</dc:language>
    <meta:editing-cycles>109</meta:editing-cycles>
    <meta:editing-duration>PT127H08M53S</meta:editing-duration>
    <meta:document-statistic meta:table-count="2" meta:cell-count="133" meta:object-count="0"/>
    <meta:user-defined meta:name="Info 1"/>
    <meta:user-defined meta:name="Info 2"/>
    <meta:user-defined meta:name="Info 3"/>
    <meta:user-defined meta:name="Info 4"/>
  </office:meta>
</office:document-meta>
</file>